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break-before="page"/>
      <style:text-properties style:font-name="Bitstream Charter" officeooo:paragraph-rsid="0008ea5a" style:font-name-complex="Bitstream Charter"/>
    </style:style>
    <style:style style:name="P9" style:family="paragraph" style:parent-style-name="Text_20_body">
      <style:paragraph-properties fo:margin-top="0.199cm" fo:margin-bottom="0.199cm" style:contextual-spacing="false"/>
      <style:text-properties style:font-name="Bitstream Charter" officeooo:paragraph-rsid="0020ed1e" style:font-name-complex="Bitstream Charter"/>
    </style:style>
    <style:style style:name="P10"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11"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2"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3"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4" style:family="paragraph" style:parent-style-name="Text_20_body">
      <style:paragraph-properties fo:margin-top="0.199cm" fo:margin-bottom="0.25cm" style:contextual-spacing="false"/>
      <style:text-properties fo:color="#2a6099" loext:opacity="100%" fo:font-size="14pt" officeooo:paragraph-rsid="0020ed1e" style:font-size-asian="14pt" style:font-size-complex="14pt"/>
    </style:style>
    <style:style style:name="P15" style:family="paragraph" style:parent-style-name="Text_20_body">
      <style:paragraph-properties fo:margin-top="0.199cm" fo:margin-bottom="0.199cm" style:contextual-spacing="false"/>
      <style:text-properties fo:color="#2a6099" loext:opacity="100%" fo:font-size="14pt" officeooo:paragraph-rsid="0020ed1e" style:font-size-asian="14pt" style:font-size-complex="14pt"/>
    </style:style>
    <style:style style:name="P16" style:family="paragraph" style:parent-style-name="Text_20_body">
      <style:paragraph-properties fo:margin-top="0.199cm" fo:margin-bottom="0.199cm" style:contextual-spacing="false"/>
      <style:text-properties fo:color="#2a6099" loext:opacity="100%" style:font-name="Bitstream Charter1" fo:font-size="16.7999992370605pt" fo:text-shadow="1pt 1pt" fo:font-weight="bold" style:font-name-asian="DejaVu Sans" style:font-size-asian="18.2000007629395pt" style:font-weight-asian="bold" style:font-name-complex="Rachana" style:font-size-complex="18.2000007629395pt" style:font-weight-complex="bold"/>
    </style:style>
    <style:style style:name="P17"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officeooo:rsid="00216007"/>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3"/>
      <text:p text:style-name="P13"/>
      <text:p text:style-name="P3"/>
      <text:p text:style-name="P3"/>
      <text:p text:style-name="P11">INDIA’S STRUGGLE FOR </text:p>
      <text:p text:style-name="P12">INDEPENDENCE</text:p>
      <text:p text:style-name="P11"><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p text:style-name="P14">1957 – India’s First Revolt of Independence <text:s text:c="28"/><text:tab/><text:tab/><text:tab/><text:span text:style-name="T7">3</text:span></text:p>
            <text:p text:style-name="P15">1920 – Non Corporation Moveme<text:span text:style-name="T7">nt<text:tab/><text:tab/><text:tab/><text:tab/><text:tab/><text:tab/><text:tab/>4</text:span></text:p>
            <text:p text:style-name="P15">1929 – Purna <text:span text:style-name="T6">S</text:span>waraj <text:span text:style-name="T6">D</text:span>eclaration<text:tab/><text:tab/><text:tab/><text:tab/><text:tab/><text:tab/><text:tab/><text:span text:style-name="T7">5</text:span></text:p>
            <text:p text:style-name="P15">1930 – Civil Disobedience Movement<text:tab/><text:tab/><text:tab/><text:tab/><text:tab/><text:tab/><text:span text:style-name="T7">5</text:span></text:p>
            <text:p text:style-name="P15">1942 – Quit India Movement<text:tab/><text:tab/><text:tab/><text:tab/><text:tab/><text:tab/><text:tab/><text:tab/><text:span text:style-name="T7">6</text:span></text:p>
            <text:p text:style-name="P9"/>
          </text:index-title>
        </text:index-body>
      </text:table-of-content>
      <text:p text:style-name="P17">India’s Struggle for Independence</text:p>
      <text:p text:style-name="P10"><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9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6">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6">1920 – Non Corporation Movement</text:p>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soft-page-break/>public held meetings and strikes (hartals) led to the first arrests of both Jawaharlal Nehru and his father, Motilal Nehru, on 6 December 1921.</text:p>
      <text:p text:style-name="P16">1929 – Purna <text:span text:style-name="T6">S</text:span>waraj <text:span text:style-name="T6">D</text:span>eclaration</text:p>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6">1930 – Civil Disobedience Movement</text:p>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soft-page-break/>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6">1942 – Quit India Movement</text:p>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ntitled1" style:family="paragraph" style:parent-style-name="Heading_20_1" style:default-outline-level="" style:list-style-nam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6:48.036000000</meta:creation-date>
    <meta:editing-duration>PT10M45S</meta:editing-duration>
    <meta:editing-cycles>3</meta:editing-cycles>
    <meta:generator>LibreOffice/7.3.0.3$Windows_X86_64 LibreOffice_project/0f246aa12d0eee4a0f7adcefbf7c878fc2238db3</meta:generator>
    <dc:date>2022-02-24T15:07:45.165000000</dc:date>
    <meta:document-statistic meta:table-count="0" meta:image-count="6" meta:object-count="0" meta:page-count="7" meta:paragraph-count="40" meta:word-count="1646" meta:character-count="10197" meta:non-whitespace-character-count="8524"/>
  </office:meta>
</office:document-meta>
</file>